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5"/>
        <table:table-row table:style-name="ro1">
          <table:table-cell office:value-type="string" calcext:value-type="string">
            <text:p>Methode</text:p>
          </table:table-cell>
          <table:table-cell table:style-name="ce2" office:value-type="string" calcext:value-type="string">
            <text:p>Messung 1</text:p>
          </table:table-cell>
          <table:table-cell table:style-name="ce2" office:value-type="string" calcext:value-type="string">
            <text:p>Messung 2</text:p>
          </table:table-cell>
          <table:table-cell table:style-name="ce2" office:value-type="string" calcext:value-type="string">
            <text:p>Messung 3</text:p>
          </table:table-cell>
          <table:table-cell table:style-name="ce4" office:value-type="string" calcext:value-type="string">
            <text:p>Mittel</text:p>
          </table:table-cell>
        </table:table-row>
        <table:table-row table:style-name="ro1">
          <table:table-cell office:value-type="string" calcext:value-type="string">
            <text:p>Sequenz</text:p>
          </table:table-cell>
          <table:table-cell office:value-type="float" office:value="5474.636823" calcext:value-type="float">
            <text:p>5474.64</text:p>
          </table:table-cell>
          <table:table-cell office:value-type="float" office:value="5453.012414" calcext:value-type="float">
            <text:p>5453.01</text:p>
          </table:table-cell>
          <table:table-cell office:value-type="float" office:value="5485.383348" calcext:value-type="float">
            <text:p>5485.38</text:p>
          </table:table-cell>
          <table:table-cell table:formula="of:=([.B2]+[.C2]+[.D2])/3" office:value-type="float" office:value="5471.01086166667" calcext:value-type="float">
            <text:p>5471.01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float" office:value="1147.665114" calcext:value-type="float">
            <text:p>1147.67</text:p>
          </table:table-cell>
          <table:table-cell office:value-type="float" office:value="1158.767455" calcext:value-type="float">
            <text:p>1158.77</text:p>
          </table:table-cell>
          <table:table-cell office:value-type="float" office:value="1162.784153" calcext:value-type="float">
            <text:p>1162.78</text:p>
          </table:table-cell>
          <table:table-cell table:formula="of:=([.B3]+[.C3]+[.D3])/3" office:value-type="float" office:value="1156.405574" calcext:value-type="float">
            <text:p>1156.41</text:p>
          </table:table-cell>
        </table:table-row>
        <table:table-row table:style-name="ro1">
          <table:table-cell office:value-type="string" calcext:value-type="string">
            <text:p>Spalten</text:p>
          </table:table-cell>
          <table:table-cell office:value-type="float" office:value="1123.74805" calcext:value-type="float">
            <text:p>1123.75</text:p>
          </table:table-cell>
          <table:table-cell office:value-type="float" office:value="1115.408653" calcext:value-type="float">
            <text:p>1115.41</text:p>
          </table:table-cell>
          <table:table-cell office:value-type="float" office:value="1127.186883" calcext:value-type="float">
            <text:p>1127.19</text:p>
          </table:table-cell>
          <table:table-cell table:formula="of:=([.B4]+[.C4]+[.D4])/3" office:value-type="float" office:value="1122.11452866667" calcext:value-type="float">
            <text:p>1122.11</text:p>
          </table:table-cell>
        </table:table-row>
        <table:table-row table:style-name="ro1">
          <table:table-cell office:value-type="string" calcext:value-type="string">
            <text:p>Zeilen</text:p>
          </table:table-cell>
          <table:table-cell office:value-type="float" office:value="478.287341" calcext:value-type="float">
            <text:p>478.29</text:p>
          </table:table-cell>
          <table:table-cell office:value-type="float" office:value="477.527592" calcext:value-type="float">
            <text:p>477.53</text:p>
          </table:table-cell>
          <table:table-cell office:value-type="float" office:value="443.125738" calcext:value-type="float">
            <text:p>443.13</text:p>
          </table:table-cell>
          <table:table-cell table:formula="of:=([.B5]+[.C5]+[.D5])/3" office:value-type="float" office:value="466.313557" calcext:value-type="float">
            <text:p>466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4:59:17.268477326</meta:creation-date>
    <dc:date>2017-11-18T15:09:48.965082218</dc:date>
    <meta:editing-duration>PT14S</meta:editing-duration>
    <meta:editing-cycles>1</meta:editing-cycles>
    <meta:document-statistic meta:table-count="1" meta:cell-count="25" meta:object-count="0"/>
    <meta:generator>LibreOffice/5.2.7.2$Linux_X86_64 LibreOffice_project/20m0$Build-2</meta:generator>
  </office:meta>
</office:document-meta>
</file>